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style:font-name="Times New Roman" fo:font-weight="bold" officeooo:paragraph-rsid="001e1d47" style:font-weight-asian="bold" style:font-weight-complex="bold"/>
    </style:style>
    <style:style style:name="P4" style:family="paragraph" style:parent-style-name="Text_20_body">
      <style:text-properties style:font-name="Times New Roman" officeooo:paragraph-rsid="001e1d47"/>
    </style:style>
    <style:style style:name="P5" style:family="paragraph" style:parent-style-name="Text_20_body">
      <style:text-properties style:font-name="Times New Roman"/>
    </style:style>
    <style:style style:name="T1" style:family="text">
      <style:text-properties officeooo:rsid="001e1d47"/>
    </style:style>
    <style:style style:name="T2" style:family="text">
      <style:text-properties style:font-name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MEJORAS PAGINA WEB</text:span></text:p>
      <text:p text:style-name="P4"><text:line-break/>Para mejorar tu página web de Maquin AR utilizando inteligencia artificial, hay varias áreas clave en las que podemos centrarnos. A continuación, se presentan algunas sugerencias y estrategias:</text:p>
      <text:list text:style-name="L1">
        <text:list-item>
          <text:p text:style-name="P1"><text:span text:style-name="Strong_20_Emphasis"><text:span text:style-name="T2">Optimización del contenido</text:span></text:span><text:span text:style-name="T2"> :</text:span></text:p>
          <text:list>
            <text:list-item>
              <text:p text:style-name="P2"><text:span text:style-name="Strong_20_Emphasis"><text:span text:style-name="T2">Descripción de productos</text:span></text:span><text:span text:style-name="T2"> : Asegúrate de que todas las descripciones de los productos sean claras, detalladas y precisas. Utiliza IA para analizar las descripciones existentes y sugerir mejoras en términos de legibilidad y SEO​ ( </text:span><text:a xlink:type="simple" xlink:href="https://maquin-ar.com/publico/buscar?search=%20" office:target-frame-name="_blank" xlink:show="new" text:style-name="Internet_20_link" text:visited-style-name="Visited_20_Internet_20_Link"><text:span text:style-name="T2">Maquin AR </text:span></text:a><text:span text:style-name="T2">) ​.</text:span></text:p>
            </text:list-item>
            <text:list-item>
              <text:p text:style-name="P2"><text:span text:style-name="Strong_20_Emphasis"><text:span text:style-name="T2">Imágenes de alta calidad</text:span></text:span><text:span text:style-name="T2"> : Utilice herramientas de IA para mejorar la calidad de las imágenes de los productos. Esto puede incluir la mejora de la resolución, el ajuste del color y la eliminación de fondos innecesarios ( </text:span><text:a xlink:type="simple" xlink:href="https://maquin-ar.com/publico/inicio" office:target-frame-name="_blank" xlink:show="new" text:style-name="Internet_20_link" text:visited-style-name="Visited_20_Internet_20_Link"><text:span text:style-name="T2">Maquin AR </text:span></text:a><text:span text:style-name="T2">) .</text:span></text:p>
            </text:list-item>
          </text:list>
        </text:list-item>
        <text:list-item>
          <text:p text:style-name="P1"><text:span text:style-name="Strong_20_Emphasis"><text:span text:style-name="T2">Personalización y recomendaciones</text:span></text:span><text:span text:style-name="T2"> :</text:span></text:p>
          <text:list>
            <text:list-item>
              <text:p text:style-name="P2"><text:span text:style-name="Strong_20_Emphasis"><text:span text:style-name="T2">Sistemas de recomendación</text:span></text:span><text:span text:style-name="T2"> : Implementa un sistema de recomendaciones personalizadas basado en el comportamiento de navegación de los usuarios. Esto puede aumentar la probabilidad de ventas adicionales al sugerir productos relacionados o complementarios​ ( </text:span><text:a xlink:type="simple" xlink:href="https://maquin-ar.com/quienesSomos" office:target-frame-name="_blank" xlink:show="new" text:style-name="Internet_20_link" text:visited-style-name="Visited_20_Internet_20_Link"><text:span text:style-name="T2">Maquin AR </text:span></text:a><text:span text:style-name="T2">) ​​( </text:span><text:a xlink:type="simple" xlink:href="https://maquin-ar.com/publico/gestores" office:target-frame-name="_blank" xlink:show="new" text:style-name="Internet_20_link" text:visited-style-name="Visited_20_Internet_20_Link"><text:span text:style-name="T2">Maquin AR </text:span></text:a><text:span text:style-name="T2">) ​.</text:span></text:p>
            </text:list-item>
            <text:list-item>
              <text:p text:style-name="P2"><text:span text:style-name="Strong_20_Emphasis"><text:span text:style-name="T2">Segmentación de usuarios</text:span></text:span><text:span text:style-name="T2"> : Utiliza IA para segmentar a los usuarios en función de sus intereses y comportamientos en el sitio web, permitiendo campañas de marketing más dirigidas y eficaces.</text:span></text:p>
            </text:list-item>
          </text:list>
        </text:list-item>
        <text:list-item>
          <text:p text:style-name="P1"><text:span text:style-name="Strong_20_Emphasis"><text:span text:style-name="T2">Interacción y Atención al Cliente</text:span></text:span><text:span text:style-name="T2"> :</text:span></text:p>
          <text:list>
            <text:list-item>
              <text:p text:style-name="P2"><text:span text:style-name="Strong_20_Emphasis"><text:span text:style-name="T2">Chatbots</text:span></text:span><text:span text:style-name="T2"> : Implementa un chatbot impulsado por IA para proporcionar asistencia instantánea a los usuarios, responder preguntas frecuentes y guiar a los clientes a través del proceso de compra ( </text:span><text:a xlink:type="simple" xlink:href="https://maquin-ar.com/publico/inicio" office:target-frame-name="_blank" xlink:show="new" text:style-name="Internet_20_link" text:visited-style-name="Visited_20_Internet_20_Link"><text:span text:style-name="T2">Maquin AR </text:span></text:a><text:span text:style-name="T2">) .</text:span></text:p>
            </text:list-item>
            <text:list-item>
              <text:p text:style-name="P2"><text:span text:style-name="Strong_20_Emphasis"><text:span text:style-name="T2">Feedback y encuestas</text:span></text:span><text:span text:style-name="T2"> : Utiliza IA para analizar el feedback de los clientes y las encuestas para identificar áreas de mejora y adaptar la oferta de productos y servicios a las necesidades de los usuarios.</text:span></text:p>
            </text:list-item>
          </text:list>
        </text:list-item>
        <text:list-item>
          <text:p text:style-name="P1"><text:span text:style-name="Strong_20_Emphasis"><text:span text:style-name="T2">Optimización de la búsqueda</text:span></text:span><text:span text:style-name="T2"> :</text:span></text:p>
          <text:list>
            <text:list-item>
              <text:p text:style-name="P2"><text:span text:style-name="Strong_20_Emphasis"><text:span text:style-name="T2">Motor de búsqueda inteligente</text:span></text:span><text:span text:style-name="T2"> : Mejora la función de búsqueda de tu sitio web utilizando tecnologías de búsqueda semántica y procesamiento de lenguaje natural para que los usuarios puedan encontrar fácilmente los productos que buscan​ ( </text:span><text:a xlink:type="simple" xlink:href="https://maquin-ar.com/publico/buscar?search=%20" office:target-frame-name="_blank" xlink:show="new" text:style-name="Internet_20_link" text:visited-style-name="Visited_20_Internet_20_Link"><text:span text:style-name="T2">Maquin AR </text:span></text:a><text:span text:style-name="T2">) ​​( </text:span><text:a xlink:type="simple" xlink:href="https://maquin-ar.com/cliente/publicar#:~:text=URL%3A%20https%3A%2F%2Fmaquin,100" office:target-frame-name="_blank" xlink:show="new" text:style-name="Internet_20_link" text:visited-style-name="Visited_20_Internet_20_Link"><text:span text:style-name="T2">Maquin AR </text:span></text:a><text:span text:style-name="T2">) ​.</text:span></text:p>
            </text:list-item>
            <text:list-item>
              <text:p text:style-name="P2"><text:span text:style-name="Strong_20_Emphasis"><text:span text:style-name="T2">Autocompletar y sugerencias</text:span></text:span><text:span text:style-name="T2"> : Implementa características de autocompletar y sugerencias de búsqueda basadas en IA para ayudar a los usuarios a encontrar rápidamente lo que necesitan.</text:span></text:p>
            </text:list-item>
          </text:list>
        </text:list-item>
        <text:list-item>
          <text:p text:style-name="P1"><text:span text:style-name="Strong_20_Emphasis"><text:span text:style-name="T2">Análisis de datos y tendencias</text:span></text:span><text:span text:style-name="T2"> :</text:span></text:p>
          <text:list>
            <text:list-item>
              <text:p text:style-name="P2"><text:span text:style-name="Strong_20_Emphasis"><text:span text:style-name="T2">Análisis predictivo</text:span></text:span><text:span text:style-name="T2"> : utiliza herramientas de IA para analizar tendencias de ventas y predecir la demanda futura, permitiendo una mejor gestión de inventario y planificación de compras ( </text:span><text:a xlink:type="simple" xlink:href="https://maquin-ar.com/publico/talleres" office:target-frame-name="_blank" xlink:show="new" text:style-name="Internet_20_link" text:visited-style-name="Visited_20_Internet_20_Link"><text:span text:style-name="T2">Maquin AR </text:span></text:a><text:span text:style-name="T2">) .</text:span></text:p>
            </text:list-item>
            <text:list-item>
              <text:p text:style-name="P1"><text:span text:style-name="Strong_20_Emphasis"><text:span text:style-name="T2">Insights de datos</text:span></text:span><text:span text:style-name="T2"> : Extrae insights valiosos de los datos del usuario para mejorar continuamente la experiencia del sitio web y optimizar las estrategias de marketing.</text:span></text:p>
            </text:list-item>
          </text:list>
        </text:list-item>
      </text:list>
      <text:p text:style-name="P5">Implementar estas mejoras puede ayudar a hacer que su sitio web sea más eficiente, fácil de usar y atractivo para los clientes, aumentando así las ventas y la satisfacción del cliente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08:50:18.348000000</meta:creation-date>
    <dc:date>2024-07-15T08:56:09.819000000</dc:date>
    <meta:editing-duration>PT5M52S</meta:editing-duration>
    <meta:editing-cycles>1</meta:editing-cycles>
    <meta:document-statistic meta:table-count="0" meta:image-count="0" meta:object-count="0" meta:page-count="2" meta:paragraph-count="18" meta:word-count="429" meta:character-count="2755" meta:non-whitespace-character-count="2272"/>
    <meta:generator>LibreOffice/24.2.2.2$Windows_X86_64 LibreOffice_project/d56cc158d8a96260b836f100ef4b4ef25d6f1a01</meta:generator>
  </office:meta>
</office:document-meta>
</file>